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Consolas, Menlo, Courier, monospace"/>
    <style:font-face style:name="Open Sans" svg:font-family="'Open Sans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1062cd" officeooo:paragraph-rsid="001062cd" style:font-size-asian="13pt" style:font-size-complex="13pt"/>
    </style:style>
    <style:style style:name="P2" style:family="paragraph" style:parent-style-name="Standard">
      <style:text-properties officeooo:paragraph-rsid="001062cd"/>
    </style:style>
    <style:style style:name="P3" style:family="paragraph" style:parent-style-name="Standard">
      <style:text-properties style:font-name="Liberation Serif" officeooo:rsid="00125e0e" officeooo:paragraph-rsid="00125e0e"/>
    </style:style>
    <style:style style:name="P4" style:family="paragraph" style:parent-style-name="Standard">
      <style:text-properties style:font-name="Liberation Serif" officeooo:rsid="00125e0e" officeooo:paragraph-rsid="001bc75c"/>
    </style:style>
    <style:style style:name="P5" style:family="paragraph" style:parent-style-name="Standard">
      <style:text-properties style:font-name="Liberation Serif" officeooo:rsid="0023a472" officeooo:paragraph-rsid="0023a472"/>
    </style:style>
    <style:style style:name="P6" style:family="paragraph" style:parent-style-name="Standard">
      <style:text-properties officeooo:paragraph-rsid="00125e0e"/>
    </style:style>
    <style:style style:name="P7" style:family="paragraph" style:parent-style-name="Standard">
      <style:text-properties officeooo:paragraph-rsid="001f4073"/>
    </style:style>
    <style:style style:name="P8" style:family="paragraph" style:parent-style-name="Standard">
      <style:text-properties officeooo:paragraph-rsid="0020ce3f"/>
    </style:style>
    <style:style style:name="P9" style:family="paragraph" style:parent-style-name="Standard">
      <style:text-properties officeooo:paragraph-rsid="0023a472"/>
    </style:style>
    <style:style style:name="P10" style:family="paragraph" style:parent-style-name="Standard">
      <style:text-properties officeooo:rsid="002438d2" officeooo:paragraph-rsid="002438d2"/>
    </style:style>
    <style:style style:name="P11" style:family="paragraph" style:parent-style-name="Standard">
      <style:text-properties officeooo:paragraph-rsid="002438d2"/>
    </style:style>
    <style:style style:name="P12" style:family="paragraph" style:parent-style-name="Standard">
      <style:text-properties officeooo:rsid="00256d3c" officeooo:paragraph-rsid="00256d3c"/>
    </style:style>
    <style:style style:name="P13" style:family="paragraph" style:parent-style-name="Standard">
      <style:text-properties officeooo:paragraph-rsid="00271200"/>
    </style:style>
    <style:style style:name="P14" style:family="paragraph" style:parent-style-name="Standard">
      <style:text-properties officeooo:paragraph-rsid="002a725d"/>
    </style:style>
    <style:style style:name="P15" style:family="paragraph" style:parent-style-name="Standard">
      <style:text-properties officeooo:paragraph-rsid="002bf7b0"/>
    </style:style>
    <style:style style:name="P16" style:family="paragraph" style:parent-style-name="Standard">
      <style:text-properties officeooo:paragraph-rsid="002eda86"/>
    </style:style>
    <style:style style:name="P17" style:family="paragraph" style:parent-style-name="Standard">
      <style:text-properties officeooo:paragraph-rsid="0032222e"/>
    </style:style>
    <style:style style:name="P18" style:family="paragraph" style:parent-style-name="Standard">
      <style:text-properties officeooo:paragraph-rsid="00336ff6"/>
    </style:style>
    <style:style style:name="P19" style:family="paragraph" style:parent-style-name="Standard">
      <style:text-properties officeooo:paragraph-rsid="0034cdcd"/>
    </style:style>
    <style:style style:name="P20" style:family="paragraph" style:parent-style-name="Standard">
      <style:text-properties officeooo:paragraph-rsid="0035c081"/>
    </style:style>
    <style:style style:name="P21" style:family="paragraph" style:parent-style-name="Standard">
      <style:text-properties officeooo:rsid="0037b9cf" officeooo:paragraph-rsid="0037b9cf"/>
    </style:style>
    <style:style style:name="P22" style:family="paragraph" style:parent-style-name="Standard">
      <style:text-properties officeooo:paragraph-rsid="00392097"/>
    </style:style>
    <style:style style:name="T1" style:family="text">
      <style:text-properties fo:text-shadow="none" fo:font-weight="bold" style:font-weight-asian="bold" style:font-weight-complex="bold"/>
    </style:style>
    <style:style style:name="T2" style:family="text">
      <style:text-properties fo:font-size="16pt" fo:text-shadow="none" fo:font-weight="bold" officeooo:rsid="001062cd" style:font-size-asian="16pt" style:font-weight-asian="bold" style:font-size-complex="16pt" style:font-weight-complex="bold"/>
    </style:style>
    <style:style style:name="T3" style:family="text">
      <style:text-properties fo:font-variant="normal" fo:text-transform="none" fo:color="#0037b3" style:font-name="Liberation Mono" fo:font-size="10.5pt" fo:letter-spacing="normal" fo:font-style="normal" fo:text-shadow="none" fo:font-weight="bold" style:font-weight-asian="bold" style:font-weight-complex="bold"/>
    </style:style>
    <style:style style:name="T4" style:family="text">
      <style:text-properties fo:font-variant="normal" fo:text-transform="none" fo:color="#0037b3" style:font-name="Liberation Mono" fo:font-size="10.5pt" fo:letter-spacing="normal" fo:font-style="normal" fo:text-shadow="none" fo:font-weight="bold" style:font-size-asian="13pt" style:font-weight-asian="bold" style:font-size-complex="13pt" style:font-weight-complex="bold"/>
    </style:style>
    <style:style style:name="T5" style:family="text">
      <style:text-properties fo:font-variant="normal" fo:text-transform="none" fo:color="#0037b3" style:font-name="Liberation Mono" fo:font-size="10.5pt" fo:letter-spacing="normal" fo:font-style="normal" fo:text-shadow="none" fo:font-weight="bold" officeooo:rsid="001062cd" style:font-size-asian="13pt" style:font-weight-asian="bold" style:font-size-complex="13pt" style:font-weight-complex="bold"/>
    </style:style>
    <style:style style:name="T6" style:family="text">
      <style:text-properties fo:font-variant="normal" fo:text-transform="none" fo:color="#0037b3" style:font-name="Liberation Mono" fo:font-size="10.5pt" fo:letter-spacing="normal" fo:font-style="normal" fo:text-shadow="none" fo:font-weight="bold" officeooo:rsid="00125e0e" style:font-size-asian="13pt" style:font-weight-asian="bold" style:font-size-complex="13pt" style:font-weight-complex="bold"/>
    </style:style>
    <style:style style:name="T7" style:family="text">
      <style:text-properties fo:font-variant="normal" fo:text-transform="none" fo:color="#0037b3" style:font-name="Liberation Mono" fo:font-size="10.5pt" fo:letter-spacing="normal" fo:font-style="normal" fo:text-shadow="none" fo:font-weight="bold" officeooo:rsid="0023a472" style:font-size-asian="13pt" style:font-weight-asian="bold" style:font-size-complex="13pt" style:font-weight-complex="bold"/>
    </style:style>
    <style:style style:name="T8" style:family="text">
      <style:text-properties fo:font-variant="normal" fo:text-transform="none" fo:color="#0037b3" style:font-name="Liberation Mono" fo:font-size="10.5pt" fo:letter-spacing="normal" fo:font-style="normal" fo:text-shadow="none" fo:font-weight="bold" officeooo:rsid="002438d2" style:font-size-asian="13pt" style:font-weight-asian="bold" style:font-size-complex="13pt" style:font-weight-complex="bold"/>
    </style:style>
    <style:style style:name="T9" style:family="text">
      <style:text-properties fo:font-variant="normal" fo:text-transform="none" fo:color="#0037b3" style:font-name="Liberation Mono" fo:font-size="10.5pt" fo:letter-spacing="normal" fo:font-style="normal" fo:text-shadow="none" fo:font-weight="bold" officeooo:rsid="002bf7b0" style:font-size-asian="13pt" style:font-weight-asian="bold" style:font-size-complex="13pt" style:font-weight-complex="bold"/>
    </style:style>
    <style:style style:name="T10" style:family="text">
      <style:text-properties fo:font-variant="normal" fo:text-transform="none" fo:color="#0037b3" style:font-name="Liberation Mono" fo:font-size="10.5pt" fo:letter-spacing="normal" fo:font-style="normal" fo:text-shadow="none" fo:font-weight="bold" officeooo:rsid="002fe9f2" style:font-size-asian="13pt" style:font-weight-asian="bold" style:font-size-complex="13pt" style:font-weight-complex="bold"/>
    </style:style>
    <style:style style:name="T11" style:family="text">
      <style:text-properties fo:font-variant="normal" fo:text-transform="none" fo:color="#000000" fo:letter-spacing="normal" fo:text-shadow="none" fo:font-weight="bold" style:font-weight-asian="bold" style:font-weight-complex="bold"/>
    </style:style>
    <style:style style:name="T12" style:family="text">
      <style:text-properties fo:font-variant="normal" fo:text-transform="none" fo:color="#000000" style:font-name="Liberation Mono" fo:font-size="10.5pt" fo:letter-spacing="normal" fo:font-style="normal" fo:text-shadow="none" fo:font-weight="normal" style:font-weight-asian="bold" style:font-weight-complex="bold"/>
    </style:style>
    <style:style style:name="T13" style:family="text">
      <style:text-properties fo:font-variant="normal" fo:text-transform="none" fo:color="#000000" style:font-name="Liberation Mono" fo:font-size="10.5pt" fo:letter-spacing="normal" fo:font-style="normal" fo:text-shadow="none" fo:font-weight="normal" style:font-size-asian="13pt" style:font-weight-asian="bold" style:font-size-complex="13pt" style:font-weight-complex="bold"/>
    </style:style>
    <style:style style:name="T14" style:family="text">
      <style:text-properties fo:font-variant="normal" fo:text-transform="none" fo:color="#000000" style:font-name="Liberation Mono" fo:font-size="10.5pt" fo:letter-spacing="normal" fo:font-style="normal" fo:text-shadow="none" fo:font-weight="normal" officeooo:rsid="001062cd" style:font-size-asian="13pt" style:font-weight-asian="bold" style:font-size-complex="13pt" style:font-weight-complex="bold"/>
    </style:style>
    <style:style style:name="T15" style:family="text">
      <style:text-properties fo:font-variant="normal" fo:text-transform="none" fo:color="#000000" style:font-name="Liberation Mono" fo:font-size="10.5pt" fo:letter-spacing="normal" fo:font-style="normal" fo:text-shadow="none" fo:font-weight="normal" officeooo:rsid="00125e0e" style:font-size-asian="13pt" style:font-weight-asian="bold" style:font-size-complex="13pt" style:font-weight-complex="bold"/>
    </style:style>
    <style:style style:name="T16" style:family="text">
      <style:text-properties fo:font-variant="normal" fo:text-transform="none" fo:color="#000000" style:font-name="Liberation Mono" fo:font-size="10.5pt" fo:letter-spacing="normal" fo:font-style="normal" fo:text-shadow="none" fo:font-weight="normal" officeooo:rsid="0023a472" style:font-size-asian="13pt" style:font-weight-asian="bold" style:font-size-complex="13pt" style:font-weight-complex="bold"/>
    </style:style>
    <style:style style:name="T17" style:family="text">
      <style:text-properties fo:font-variant="normal" fo:text-transform="none" fo:color="#000000" style:font-name="Liberation Mono" fo:font-size="10.5pt" fo:letter-spacing="normal" fo:font-style="normal" fo:text-shadow="none" fo:font-weight="normal" officeooo:rsid="002438d2" style:font-size-asian="13pt" style:font-weight-asian="bold" style:font-size-complex="13pt" style:font-weight-complex="bold"/>
    </style:style>
    <style:style style:name="T18" style:family="text">
      <style:text-properties fo:font-variant="normal" fo:text-transform="none" fo:color="#000000" style:font-name="Liberation Mono" fo:font-size="10.5pt" fo:letter-spacing="normal" fo:font-style="normal" fo:text-shadow="none" fo:font-weight="normal" officeooo:rsid="002bf7b0" style:font-size-asian="13pt" style:font-weight-asian="bold" style:font-size-complex="13pt" style:font-weight-complex="bold"/>
    </style:style>
    <style:style style:name="T19" style:family="text">
      <style:text-properties fo:font-variant="normal" fo:text-transform="none" fo:color="#000000" style:font-name="Liberation Mono" fo:font-size="10.5pt" fo:letter-spacing="normal" fo:font-style="normal" fo:text-shadow="none" fo:font-weight="normal" officeooo:rsid="002fe9f2" style:font-size-asian="13pt" style:font-weight-asian="bold" style:font-size-complex="13pt" style:font-weight-complex="bold"/>
    </style:style>
    <style:style style:name="T20" style:family="text">
      <style:text-properties fo:font-variant="normal" fo:text-transform="none" fo:color="#000000" style:font-name="Liberation Mono" fo:font-size="13pt" fo:letter-spacing="normal" fo:font-style="normal" fo:text-shadow="none" fo:font-weight="bold" style:font-size-asian="13pt" style:font-weight-asian="bold" style:font-size-complex="13pt" style:font-weight-complex="bold"/>
    </style:style>
    <style:style style:name="T21" style:family="text">
      <style:text-properties fo:font-variant="normal" fo:text-transform="none" fo:color="#000000" style:font-name="Liberation Mono" fo:font-size="13pt" fo:letter-spacing="normal" fo:font-style="normal" fo:text-shadow="none" fo:font-weight="bold" officeooo:rsid="001062cd" style:font-size-asian="13pt" style:font-weight-asian="bold" style:font-size-complex="13pt" style:font-weight-complex="bold"/>
    </style:style>
    <style:style style:name="T22" style:family="text">
      <style:text-properties fo:font-variant="normal" fo:text-transform="none" fo:color="#000000" fo:font-size="13pt" fo:letter-spacing="normal" fo:font-style="normal" fo:text-shadow="none" fo:font-weight="bold" style:font-size-asian="13pt" style:font-weight-asian="bold" style:font-size-complex="13pt" style:font-weight-complex="bold"/>
    </style:style>
    <style:style style:name="T23" style:family="text">
      <style:text-properties fo:font-variant="normal" fo:text-transform="none" fo:color="#000000" fo:font-size="13pt" fo:letter-spacing="normal" fo:font-style="normal" fo:text-shadow="none" fo:font-weight="bold" officeooo:rsid="001062cd" style:font-size-asian="13pt" style:font-weight-asian="bold" style:font-size-complex="13pt" style:font-weight-complex="bold"/>
    </style:style>
    <style:style style:name="T24" style:family="text">
      <style:text-properties fo:font-variant="normal" fo:text-transform="none" fo:color="#000000" fo:font-size="13pt" fo:letter-spacing="normal" fo:font-style="normal" fo:text-shadow="none" fo:font-weight="bold" officeooo:rsid="001bc75c" style:font-size-asian="13pt" style:font-weight-asian="bold" style:font-size-complex="13pt" style:font-weight-complex="bold"/>
    </style:style>
    <style:style style:name="T25" style:family="text">
      <style:text-properties fo:font-variant="normal" fo:text-transform="none" fo:color="#000000" style:font-name="Liberation Serif" fo:font-size="13pt" fo:letter-spacing="normal" fo:font-style="normal" fo:text-shadow="none" fo:font-weight="bold" style:font-size-asian="13pt" style:font-weight-asian="bold" style:font-size-complex="13pt" style:font-weight-complex="bold"/>
    </style:style>
    <style:style style:name="T26" style:family="text">
      <style:text-properties fo:font-variant="normal" fo:text-transform="none" fo:color="#000000" style:font-name="Liberation Serif" fo:font-size="13pt" fo:letter-spacing="normal" fo:font-style="normal" fo:text-shadow="none" fo:font-weight="bold" officeooo:rsid="00125e0e" style:font-size-asian="13pt" style:font-weight-asian="bold" style:font-size-complex="13pt" style:font-weight-complex="bold"/>
    </style:style>
    <style:style style:name="T27" style:family="text">
      <style:text-properties fo:font-variant="normal" fo:text-transform="none" fo:color="#000000" style:font-name="Liberation Serif" fo:font-size="13pt" fo:letter-spacing="normal" fo:font-style="normal" fo:text-shadow="none" fo:font-weight="bold" officeooo:rsid="0023a472" style:font-size-asian="13pt" style:font-weight-asian="bold" style:font-size-complex="13pt" style:font-weight-complex="bold"/>
    </style:style>
    <style:style style:name="T28" style:family="text">
      <style:text-properties fo:font-variant="normal" fo:text-transform="none" fo:color="#000000" style:font-name="Liberation Serif" fo:font-size="13pt" fo:letter-spacing="normal" fo:font-style="normal" fo:text-shadow="none" fo:font-weight="bold" officeooo:rsid="002438d2" style:font-size-asian="13pt" style:font-weight-asian="bold" style:font-size-complex="13pt" style:font-weight-complex="bold"/>
    </style:style>
    <style:style style:name="T29" style:family="text">
      <style:text-properties fo:font-variant="normal" fo:text-transform="none" fo:color="#000000" style:font-name="Liberation Serif" fo:font-size="13pt" fo:letter-spacing="normal" fo:font-style="normal" fo:text-shadow="none" fo:font-weight="bold" officeooo:rsid="002884e8" style:font-size-asian="13pt" style:font-weight-asian="bold" style:font-size-complex="13pt" style:font-weight-complex="bold"/>
    </style:style>
    <style:style style:name="T30" style:family="text">
      <style:text-properties fo:font-variant="normal" fo:text-transform="none" fo:color="#000000" style:font-name="Liberation Serif" fo:font-size="13pt" fo:letter-spacing="normal" fo:font-style="normal" fo:text-shadow="none" fo:font-weight="bold" officeooo:rsid="002bf7b0" style:font-size-asian="13pt" style:font-weight-asian="bold" style:font-size-complex="13pt" style:font-weight-complex="bold"/>
    </style:style>
    <style:style style:name="T31" style:family="text">
      <style:text-properties fo:font-variant="normal" fo:text-transform="none" fo:color="#000000" style:font-name="Liberation Serif" fo:font-size="13pt" fo:letter-spacing="normal" fo:font-style="normal" fo:text-shadow="none" fo:font-weight="bold" officeooo:rsid="002fe9f2" style:font-size-asian="13pt" style:font-weight-asian="bold" style:font-size-complex="13pt" style:font-weight-complex="bold"/>
    </style:style>
    <style:style style:name="T32" style:family="text">
      <style:text-properties fo:font-variant="normal" fo:text-transform="none" fo:color="#000000" style:font-name="Liberation Serif" fo:font-size="13pt" fo:letter-spacing="normal" fo:font-style="normal" fo:text-shadow="none" fo:font-weight="normal" officeooo:rsid="00125e0e" style:font-size-asian="13pt" style:font-weight-asian="normal" style:font-size-complex="13pt" style:font-weight-complex="normal"/>
    </style:style>
    <style:style style:name="T33" style:family="text">
      <style:text-properties fo:font-variant="normal" fo:text-transform="none" fo:color="#333333" style:font-name="Liberation Serif" fo:font-size="13pt" fo:letter-spacing="normal" fo:font-style="normal" fo:text-shadow="none" fo:font-weight="bold" officeooo:rsid="00125e0e" style:font-size-asian="13pt" style:font-weight-asian="bold" style:font-size-complex="13pt" style:font-weight-complex="bold"/>
    </style:style>
    <style:style style:name="T34" style:family="text">
      <style:text-properties fo:font-variant="normal" fo:text-transform="none" fo:color="#333333" style:font-name="Open Sans" fo:font-size="10.5pt" fo:letter-spacing="normal" fo:font-style="normal" fo:text-shadow="none" fo:font-weight="bold" officeooo:rsid="00125e0e" style:font-size-asian="13pt" style:font-size-complex="13pt"/>
    </style:style>
    <style:style style:name="T35" style:family="text">
      <style:text-properties fo:font-variant="normal" fo:text-transform="none" fo:color="#333333" style:font-name="Open Sans" fo:font-size="10.5pt" fo:letter-spacing="normal" fo:font-style="normal" fo:text-shadow="none" fo:font-weight="normal" officeooo:rsid="00125e0e" style:font-size-asian="13pt" style:font-weight-asian="bold" style:font-size-complex="13pt" style:font-weight-complex="bold"/>
    </style:style>
    <style:style style:name="T36" style:family="text">
      <style:text-properties fo:font-variant="normal" fo:text-transform="none" fo:color="#0000c0" style:font-name="Liberation Mono" fo:font-size="10.5pt" fo:letter-spacing="normal" fo:font-style="normal" fo:text-shadow="none" fo:font-weight="normal" officeooo:rsid="00125e0e" style:font-size-asian="13pt" style:font-weight-asian="bold" style:font-size-complex="13pt" style:font-weight-complex="bold"/>
    </style:style>
    <style:style style:name="T37" style:family="text">
      <style:text-properties fo:font-variant="normal" fo:text-transform="none" fo:color="#009c00" style:font-name="Liberation Mono" fo:font-size="10.5pt" fo:letter-spacing="normal" fo:font-style="normal" fo:text-shadow="none" fo:font-weight="normal" officeooo:rsid="00125e0e" style:font-size-asian="13pt" style:font-weight-asian="bold" style:font-size-complex="13pt" style:font-weight-complex="bold"/>
    </style:style>
    <style:style style:name="T38" style:family="text">
      <style:text-properties fo:font-variant="normal" fo:text-transform="none" fo:color="#009c00" style:font-name="Liberation Mono" fo:font-size="10.5pt" fo:letter-spacing="normal" fo:font-style="normal" fo:text-shadow="none" fo:font-weight="normal" officeooo:rsid="0023a472" style:font-size-asian="13pt" style:font-weight-asian="bold" style:font-size-complex="13pt" style:font-weight-complex="bold"/>
    </style:style>
    <style:style style:name="T39" style:family="text">
      <style:text-properties fo:font-variant="normal" fo:text-transform="none" fo:color="#009c00" style:font-name="Liberation Mono" fo:font-size="10.5pt" fo:letter-spacing="normal" fo:font-style="normal" fo:text-shadow="none" fo:font-weight="normal" officeooo:rsid="002fe9f2" style:font-size-asian="13pt" style:font-weight-asian="bold" style:font-size-complex="13pt" style:font-weight-complex="bold"/>
    </style:style>
    <style:style style:name="T40" style:family="text">
      <style:text-properties fo:font-variant="normal" fo:text-transform="none" fo:color="#808080" style:font-name="Liberation Mono" fo:font-size="10.5pt" fo:letter-spacing="normal" fo:font-style="normal" fo:text-shadow="none" fo:font-weight="normal" style:font-size-asian="13pt" style:font-weight-asian="bold" style:font-size-complex="13pt" style:font-weight-complex="bold"/>
    </style:style>
    <style:style style:name="T41" style:family="text">
      <style:text-properties fo:font-variant="normal" fo:text-transform="none" fo:color="#808080" style:font-name="Liberation Mono" fo:font-size="10.5pt" fo:letter-spacing="normal" fo:font-style="normal" fo:text-shadow="none" fo:font-weight="normal" officeooo:rsid="00125e0e" style:font-size-asian="13pt" style:font-weight-asian="bold" style:font-size-complex="13pt" style:font-weight-complex="bold"/>
    </style:style>
    <style:style style:name="T42" style:family="text">
      <style:text-properties fo:font-variant="normal" fo:text-transform="none" fo:color="#808080" style:font-name="Liberation Mono" fo:font-size="10.5pt" fo:letter-spacing="normal" fo:font-style="normal" fo:text-shadow="none" fo:font-weight="normal" officeooo:rsid="002fe9f2" style:font-size-asian="13pt" style:font-weight-asian="bold" style:font-size-complex="13pt" style:font-weight-complex="bold"/>
    </style:style>
    <style:style style:name="T43" style:family="text">
      <style:text-properties fo:font-size="13pt" fo:text-shadow="none" fo:font-weight="bold" officeooo:rsid="001062cd" style:font-size-asian="13pt" style:font-weight-asian="bold" style:font-size-complex="13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span text:style-name="T2">Kotlin Basics Documentation 2</text:span></text:p>
      <text:p text:style-name="Standard"><text:span text:style-name="T2"/></text:p>
      <text:p text:style-name="Standard"><text:span text:style-name="T2"/></text:p>
      <text:p text:style-name="P1"><text:span text:style-name="T1">Classes</text:span></text:p>
      <text:p text:style-name="P2"><text:span text:style-name="T43"><text:tab/><text:tab/></text:span><text:span text:style-name="T3">class</text:span><text:span text:style-name="T11"> </text:span><text:span text:style-name="T12">Invoice</text:span><text:span text:style-name="T11"> </text:span><text:span text:style-name="T12">{</text:span><text:span text:style-name="T11"> </text:span><text:span text:style-name="T12">}</text:span></text:p>
      <text:p text:style-name="P2"><text:span text:style-name="T21"><text:tab/><text:tab/></text:span><text:span text:style-name="T5">class</text:span><text:span text:style-name="T21"> </text:span><text:span text:style-name="T14">Empty</text:span></text:p>
      <text:p text:style-name="P2"><text:span text:style-name="T21"><text:tab/></text:span></text:p>
      <text:p text:style-name="P3"><text:span text:style-name="T23">C</text:span><text:span text:style-name="T22">onstructors</text:span></text:p>
      <text:p text:style-name="P6"><text:span text:style-name="T26"><text:tab/><text:tab/></text:span><text:span text:style-name="T4">class</text:span><text:span text:style-name="T22"> </text:span><text:span text:style-name="T13">Person</text:span><text:span text:style-name="T22"> </text:span><text:span text:style-name="T4">constructor</text:span><text:span text:style-name="T13">(firstName:</text:span><text:span text:style-name="T22"> </text:span><text:span text:style-name="T13">String)</text:span><text:span text:style-name="T22"> </text:span><text:span text:style-name="T13">{</text:span><text:span text:style-name="T22"> </text:span><text:span text:style-name="T13">}</text:span><text:span text:style-name="T26"><text:tab/></text:span></text:p>
      <text:p text:style-name="P6"><text:span text:style-name="T26"><text:tab/><text:tab/></text:span><text:span text:style-name="T6">class</text:span><text:span text:style-name="T26"> </text:span><text:span text:style-name="T15">Person(firstName:</text:span><text:span text:style-name="T26"> </text:span><text:span text:style-name="T15">String)</text:span><text:span text:style-name="T26"> </text:span><text:span text:style-name="T15">{</text:span><text:span text:style-name="T26"> </text:span><text:span text:style-name="T15">}</text:span></text:p>
      <text:p text:style-name="P6"><text:span text:style-name="T26"/></text:p>
      <text:p text:style-name="P6"><text:span text:style-name="T26"><text:tab/><text:tab/></text:span><text:span text:style-name="T35">The primary constructor cannot contain any code. Initialization code can be <text:tab/><text:tab/><text:tab/>placed in </text:span><text:span text:style-name="Strong_20_Emphasis"><text:span text:style-name="T34">initializer blocks</text:span></text:span><text:span text:style-name="T35">, which are prefixed with the </text:span><text:span text:style-name="Emphasis"><text:span text:style-name="T36">init</text:span></text:span><text:span text:style-name="T33"> </text:span><text:span text:style-name="T35">keyword:</text:span></text:p>
      <text:p text:style-name="P6"><text:span text:style-name="T26"><text:tab/><text:tab/></text:span></text:p>
      <text:p text:style-name="P6"><text:span text:style-name="T26"><text:tab/><text:tab/></text:span><text:span text:style-name="T6">class</text:span><text:span text:style-name="T26"> </text:span><text:span text:style-name="T15">Customer(name:</text:span><text:span text:style-name="T26"> </text:span><text:span text:style-name="T15">String)</text:span><text:span text:style-name="T26"> </text:span><text:span text:style-name="T15">{</text:span><text:span text:style-name="T26"> </text:span><text:span text:style-name="T6">init</text:span><text:span text:style-name="T26"> </text:span><text:span text:style-name="T15">{</text:span><text:span text:style-name="T26"> </text:span><text:span text:style-name="T15">logger.info(</text:span><text:span text:style-name="T37">"Customer <text:tab/><text:tab/><text:tab/><text:tab/>initialized with value ${name}"</text:span><text:span text:style-name="T15">)</text:span><text:span text:style-name="T26"> </text:span><text:span text:style-name="T15">}</text:span><text:span text:style-name="T26"> </text:span><text:span text:style-name="T15">}</text:span></text:p>
      <text:p text:style-name="P6"><text:span text:style-name="T26"/></text:p>
      <text:p text:style-name="P6"><text:span text:style-name="T26"><text:tab/><text:tab/></text:span><text:span text:style-name="T32">for declaring properties and initializing them from the primary constructor, Kotlin <text:tab/><text:tab/>has a concise syntax:</text:span></text:p>
      <text:p text:style-name="P6"><text:span text:style-name="T26"><text:tab/></text:span></text:p>
      <text:p text:style-name="P6"><text:span text:style-name="T26"><text:tab/><text:tab/></text:span><text:span text:style-name="T6">class</text:span><text:span text:style-name="T26"> </text:span><text:span text:style-name="T15">Person(</text:span><text:span text:style-name="T6">val</text:span><text:span text:style-name="T26"> </text:span><text:span text:style-name="T15">firstName:</text:span><text:span text:style-name="T26"> </text:span><text:span text:style-name="T15">String,</text:span><text:span text:style-name="T26"> </text:span><text:span text:style-name="T6">val</text:span><text:span text:style-name="T26"> </text:span><text:span text:style-name="T15">lastName:</text:span><text:span text:style-name="T26"> </text:span><text:span text:style-name="T15">String,</text:span><text:span text:style-name="T26"> </text:span><text:span text:style-name="T6">var</text:span><text:span text:style-name="T26"> </text:span><text:span text:style-name="T15">age:</text:span><text:span text:style-name="T26"> </text:span><text:span text:style-name="T15">Int)</text:span><text:span text:style-name="T26"> <text:tab/><text:tab/><text:tab/></text:span><text:span text:style-name="T15">{</text:span><text:span text:style-name="T26"> </text:span><text:span text:style-name="T41">// ...</text:span><text:span text:style-name="T26"> </text:span><text:span text:style-name="T15">}</text:span></text:p>
      <text:p text:style-name="P4"><text:span text:style-name="T23"/></text:p>
      <text:p text:style-name="P4"><text:span text:style-name="T24">Secondary </text:span><text:span text:style-name="T23">C</text:span><text:span text:style-name="T22">onstructors</text:span></text:p>
      <text:p text:style-name="P7"><text:span text:style-name="T26"><text:tab/><text:tab/></text:span><text:span text:style-name="T4">class</text:span><text:span text:style-name="T22"> </text:span><text:span text:style-name="T13">Person</text:span><text:span text:style-name="T22"> </text:span></text:p>
      <text:p text:style-name="P7"><text:span text:style-name="T20"><text:tab/><text:tab/></text:span><text:span text:style-name="T13">{</text:span><text:span text:style-name="T22"> </text:span><text:span text:style-name="T4">constructor</text:span><text:span text:style-name="T13">(parent:</text:span><text:span text:style-name="T22"> </text:span><text:span text:style-name="T13">Person)</text:span><text:span text:style-name="T22"> </text:span><text:span text:style-name="T13">{</text:span><text:span text:style-name="T22"> </text:span><text:span text:style-name="T13">parent.children.add(</text:span><text:span text:style-name="T4">this</text:span><text:span text:style-name="T13">)</text:span><text:span text:style-name="T22"> <text:tab/><text:tab/></text:span><text:span text:style-name="T13">}</text:span><text:span text:style-name="T22"> </text:span><text:span text:style-name="T13">}</text:span></text:p>
      <text:p text:style-name="P7"><text:span text:style-name="T13"/></text:p>
      <text:p text:style-name="P7"><text:span text:style-name="T13"><text:tab/><text:tab/></text:span></text:p>
      <text:p text:style-name="P8"><text:span text:style-name="T13"><text:tab/><text:tab/></text:span><text:span text:style-name="T4">class</text:span><text:span text:style-name="T13"> Person(</text:span><text:span text:style-name="T4">val</text:span><text:span text:style-name="T13"> name: String)</text:span></text:p>
      <text:p text:style-name="P8"><text:span text:style-name="T13"><text:tab/><text:tab/>{ </text:span><text:span text:style-name="T4">constructor</text:span><text:span text:style-name="T13">(name: String, parent: Person) : </text:span><text:span text:style-name="T4">this</text:span><text:span text:style-name="T13">(name) <text:tab/><text:tab/><text:tab/><text:tab/>{ parent.children.add(</text:span><text:span text:style-name="T4">this</text:span><text:span text:style-name="T13">) } }</text:span></text:p>
      <text:p text:style-name="P8"><text:span text:style-name="T13"/></text:p>
      <text:p text:style-name="P5"><text:span text:style-name="T22">Creating instance of classes</text:span></text:p>
      <text:p text:style-name="P5"><text:span text:style-name="T22"><text:tab/></text:span></text:p>
      <text:p text:style-name="P9"><text:span text:style-name="T27"><text:tab/><text:tab/></text:span><text:span text:style-name="T4">val</text:span><text:span text:style-name="T22"> </text:span><text:span text:style-name="T13">invoice</text:span><text:span text:style-name="T22"> </text:span><text:span text:style-name="T13">=</text:span><text:span text:style-name="T22"> </text:span><text:span text:style-name="T13">Invoice()</text:span></text:p>
      <text:p text:style-name="P9"><text:span text:style-name="T27"><text:tab/><text:tab/></text:span><text:span text:style-name="T7">val</text:span><text:span text:style-name="T27"> </text:span><text:span text:style-name="T16">customer</text:span><text:span text:style-name="T27"> </text:span><text:span text:style-name="T16">=</text:span><text:span text:style-name="T27"> </text:span><text:span text:style-name="T16">Customer(</text:span><text:span text:style-name="T38">"Joe Smith"</text:span><text:span text:style-name="T16">)</text:span></text:p>
      <text:p text:style-name="P9"><text:span text:style-name="T27"/></text:p>
      <text:p text:style-name="P9"><text:span text:style-name="T27"/></text:p>
      <text:p text:style-name="P10"><text:span text:style-name="T27">I</text:span><text:span text:style-name="T25">nheritance</text:span></text:p>
      <text:p text:style-name="P10"><text:span text:style-name="T25"><text:tab/></text:span></text:p>
      <text:p text:style-name="P11"><text:span text:style-name="T28"><text:tab/><text:tab/></text:span><text:span text:style-name="T4">class</text:span><text:span text:style-name="T25"> </text:span><text:span text:style-name="T13">Example</text:span><text:span text:style-name="T25"> </text:span><text:span text:style-name="T40">// Implicitly inherits from Any</text:span></text:p>
      <text:p text:style-name="P11"><text:span text:style-name="T28"/></text:p>
      <text:p text:style-name="P11"><text:span text:style-name="T28"/></text:p>
      <text:p text:style-name="P13"><text:span text:style-name="T28"><text:tab/><text:tab/></text:span><text:span text:style-name="T8">open</text:span><text:span text:style-name="T28"> </text:span><text:span text:style-name="T8">class</text:span><text:span text:style-name="T28"> </text:span><text:span text:style-name="T17">Base(p:</text:span><text:span text:style-name="T28"> </text:span><text:span text:style-name="T17">Int)</text:span><text:span text:style-name="T28"> </text:span></text:p>
      <text:p text:style-name="P13"><text:span text:style-name="T28"><text:tab/><text:tab/></text:span><text:span text:style-name="T8">class</text:span><text:span text:style-name="T28"> </text:span><text:span text:style-name="T17">Derived(p:</text:span><text:span text:style-name="T28"> </text:span><text:span text:style-name="T17">Int)</text:span><text:span text:style-name="T28"> </text:span><text:span text:style-name="T17">:</text:span><text:span text:style-name="T28"> </text:span><text:span text:style-name="T17">Base(p)</text:span></text:p>
      <text:p text:style-name="P14"><text:soft-page-break/><text:span text:style-name="T28">O</text:span><text:span text:style-name="T29">verriding Methods<text:line-break/><text:tab/></text:span><text:span text:style-name="T4">open</text:span><text:span text:style-name="T25"> </text:span><text:span text:style-name="T4">class</text:span><text:span text:style-name="T25"> </text:span><text:span text:style-name="T13">Base</text:span><text:span text:style-name="T25"> </text:span><text:span text:style-name="T13">{</text:span><text:span text:style-name="T25"> </text:span></text:p>
      <text:p text:style-name="P14"><text:span text:style-name="T25"><text:tab/><text:tab/></text:span><text:span text:style-name="T4">open</text:span><text:span text:style-name="T25"> </text:span><text:span text:style-name="T4">fun</text:span><text:span text:style-name="T25"> </text:span><text:span text:style-name="T13">v()</text:span><text:span text:style-name="T25"> </text:span><text:span text:style-name="T13">{}</text:span><text:span text:style-name="T25"> </text:span></text:p>
      <text:p text:style-name="P14"><text:span text:style-name="T25"><text:tab/><text:tab/></text:span><text:span text:style-name="T4">fun</text:span><text:span text:style-name="T25"> </text:span><text:span text:style-name="T13">nv()</text:span><text:span text:style-name="T25"> </text:span><text:span text:style-name="T13">{}</text:span><text:span text:style-name="T25"> </text:span></text:p>
      <text:p text:style-name="P14"><text:span text:style-name="T25"><text:tab/></text:span><text:span text:style-name="T13">}</text:span><text:span text:style-name="T25"> </text:span></text:p>
      <text:p text:style-name="P14"><text:span text:style-name="T25"><text:tab/></text:span><text:span text:style-name="T4">class</text:span><text:span text:style-name="T25"> </text:span><text:span text:style-name="T13">Derived()</text:span><text:span text:style-name="T25"> </text:span><text:span text:style-name="T13">:</text:span><text:span text:style-name="T25"> </text:span><text:span text:style-name="T13">Base()</text:span><text:span text:style-name="T25"> </text:span><text:span text:style-name="T13">{</text:span></text:p>
      <text:p text:style-name="P14"><text:span text:style-name="T13"><text:tab/><text:tab/></text:span><text:span text:style-name="T25"> </text:span><text:span text:style-name="T4">override</text:span><text:span text:style-name="T25"> </text:span><text:span text:style-name="T4">fun</text:span><text:span text:style-name="T25"> </text:span><text:span text:style-name="T13">v()</text:span><text:span text:style-name="T25"> </text:span><text:span text:style-name="T13">{}</text:span></text:p>
      <text:p text:style-name="P14"><text:span text:style-name="T13"><text:tab/></text:span><text:span text:style-name="T25"> </text:span><text:span text:style-name="T13">}</text:span></text:p>
      <text:p text:style-name="P15"><text:span text:style-name="T28">O</text:span><text:span text:style-name="T29">verriding </text:span><text:span text:style-name="T31">Properties</text:span><text:span text:style-name="T30"><text:line-break/><text:tab/></text:span></text:p>
      <text:p text:style-name="P16"><text:span text:style-name="T30"><text:tab/></text:span><text:span text:style-name="T9">open</text:span><text:span text:style-name="T30"> </text:span><text:span text:style-name="T9">class</text:span><text:span text:style-name="T30"> </text:span><text:span text:style-name="T18">Foo</text:span><text:span text:style-name="T30"> </text:span><text:span text:style-name="T18">{</text:span><text:span text:style-name="T30"> </text:span></text:p>
      <text:p text:style-name="P16"><text:span text:style-name="T30"><text:tab/><text:tab/></text:span><text:span text:style-name="T9">open</text:span><text:span text:style-name="T30"> </text:span><text:span text:style-name="T9">val</text:span><text:span text:style-name="T30"> </text:span><text:span text:style-name="T18">x:</text:span><text:span text:style-name="T30"> </text:span><text:span text:style-name="T18">Int</text:span><text:span text:style-name="T30"> </text:span><text:span text:style-name="T9">get</text:span><text:span text:style-name="T30"> </text:span><text:span text:style-name="T18">{</text:span><text:span text:style-name="T30"> </text:span><text:span text:style-name="T18">...</text:span><text:span text:style-name="T30"> </text:span><text:span text:style-name="T18">}</text:span><text:span text:style-name="T30"> </text:span></text:p>
      <text:p text:style-name="P16"><text:span text:style-name="T30"><text:tab/></text:span><text:span text:style-name="T18">}</text:span><text:span text:style-name="T30"> </text:span></text:p>
      <text:p text:style-name="P16"><text:span text:style-name="T30"><text:tab/></text:span><text:span text:style-name="T9">class</text:span><text:span text:style-name="T30"> </text:span><text:span text:style-name="T18">Bar1</text:span><text:span text:style-name="T30"> </text:span><text:span text:style-name="T18">:</text:span><text:span text:style-name="T30"> </text:span><text:span text:style-name="T18">Foo()</text:span><text:span text:style-name="T30"> </text:span><text:span text:style-name="T18">{</text:span><text:span text:style-name="T30"> </text:span></text:p>
      <text:p text:style-name="P16"><text:span text:style-name="T30"><text:tab/><text:tab/></text:span><text:span text:style-name="T9">override</text:span><text:span text:style-name="T30"> </text:span><text:span text:style-name="T9">val</text:span><text:span text:style-name="T30"> </text:span><text:span text:style-name="T18">x:</text:span><text:span text:style-name="T30"> </text:span><text:span text:style-name="T18">Int</text:span><text:span text:style-name="T30"> </text:span><text:span text:style-name="T18">=</text:span><text:span text:style-name="T30"> </text:span><text:span text:style-name="T18">...</text:span><text:span text:style-name="T30"> <text:tab/></text:span></text:p>
      <text:p text:style-name="P16"><text:span text:style-name="T30"><text:tab/></text:span><text:span text:style-name="T18">}<text:line-break/><text:line-break/></text:span></text:p>
      <text:p text:style-name="P17"><text:span text:style-name="T28">O</text:span><text:span text:style-name="T29">verriding </text:span><text:span text:style-name="T31">Rules<text:line-break/><text:tab/><text:tab/><text:line-break/><text:tab/><text:tab/></text:span><text:span text:style-name="T10">open</text:span><text:span text:style-name="T31"> </text:span><text:span text:style-name="T10">class</text:span><text:span text:style-name="T31"> </text:span><text:span text:style-name="T19">A</text:span><text:span text:style-name="T31"> </text:span><text:span text:style-name="T19">{</text:span><text:span text:style-name="T31"> </text:span></text:p>
      <text:p text:style-name="P17"><text:span text:style-name="T31"><text:tab/><text:tab/><text:tab/></text:span><text:span text:style-name="T10">open</text:span><text:span text:style-name="T31"> </text:span><text:span text:style-name="T10">fun</text:span><text:span text:style-name="T31"> </text:span><text:span text:style-name="T19">f()</text:span><text:span text:style-name="T31"> </text:span><text:span text:style-name="T19">{</text:span><text:span text:style-name="T31"> </text:span></text:p>
      <text:p text:style-name="P17"><text:span text:style-name="T31"><text:tab/><text:tab/><text:tab/><text:tab/></text:span><text:span text:style-name="T19">print(</text:span><text:span text:style-name="T39">"A"</text:span><text:span text:style-name="T19">)</text:span><text:span text:style-name="T31"> </text:span><text:span text:style-name="T19">}</text:span><text:span text:style-name="T31"> </text:span></text:p>
      <text:p text:style-name="P17"><text:span text:style-name="T31"><text:tab/><text:tab/><text:tab/></text:span><text:span text:style-name="T10">fun</text:span><text:span text:style-name="T31"> </text:span><text:span text:style-name="T19">a()</text:span><text:span text:style-name="T31"> </text:span><text:span text:style-name="T19">{</text:span><text:span text:style-name="T31"> </text:span></text:p>
      <text:p text:style-name="P17"><text:span text:style-name="T31"><text:tab/><text:tab/><text:tab/><text:tab/></text:span><text:span text:style-name="T19">print(</text:span><text:span text:style-name="T39">"a"</text:span><text:span text:style-name="T19">)</text:span><text:span text:style-name="T31"> </text:span><text:span text:style-name="T19">}</text:span><text:span text:style-name="T31"> </text:span></text:p>
      <text:p text:style-name="P17"><text:span text:style-name="T31"><text:tab/><text:tab/></text:span><text:span text:style-name="T19">}</text:span><text:span text:style-name="T31"> </text:span></text:p>
      <text:p text:style-name="P17"><text:span text:style-name="T31"><text:tab/><text:tab/></text:span></text:p>
      <text:p text:style-name="P17"><text:span text:style-name="T31"><text:tab/><text:tab/></text:span><text:span text:style-name="T10">interface</text:span><text:span text:style-name="T31"> </text:span><text:span text:style-name="T19">B</text:span><text:span text:style-name="T31"> </text:span><text:span text:style-name="T19">{</text:span><text:span text:style-name="T31"> </text:span></text:p>
      <text:p text:style-name="P17"><text:span text:style-name="T31"><text:tab/><text:tab/><text:tab/></text:span><text:span text:style-name="T10">fun</text:span><text:span text:style-name="T31"> </text:span><text:span text:style-name="T19">f()</text:span><text:span text:style-name="T31"> </text:span><text:span text:style-name="T19">{</text:span><text:span text:style-name="T31"> </text:span></text:p>
      <text:p text:style-name="P17"><text:span text:style-name="T31"><text:tab/><text:tab/><text:tab/><text:tab/></text:span><text:span text:style-name="T19">print(</text:span><text:span text:style-name="T39">"B"</text:span><text:span text:style-name="T19">)</text:span><text:span text:style-name="T31"> </text:span></text:p>
      <text:p text:style-name="P18"><text:span text:style-name="T31"><text:tab/><text:tab/><text:tab/></text:span><text:span text:style-name="T19">}</text:span><text:span text:style-name="T31"> </text:span><text:span text:style-name="T42">// interface members are 'open' by default</text:span><text:span text:style-name="T31"> </text:span></text:p>
      <text:p text:style-name="P19"><text:span text:style-name="T31"><text:tab/><text:tab/><text:tab/></text:span><text:span text:style-name="T10">fun</text:span><text:span text:style-name="T31"> </text:span><text:span text:style-name="T19">b()</text:span><text:span text:style-name="T31"> </text:span><text:span text:style-name="T19">{</text:span><text:span text:style-name="T31"> </text:span></text:p>
      <text:p text:style-name="P19"><text:span text:style-name="T31"><text:tab/><text:tab/><text:tab/><text:tab/></text:span><text:span text:style-name="T19">print(</text:span><text:span text:style-name="T39">"b"</text:span><text:span text:style-name="T19">)</text:span><text:span text:style-name="T31"> </text:span><text:span text:style-name="T19">}</text:span><text:span text:style-name="T31"> </text:span></text:p>
      <text:p text:style-name="P20"><text:span text:style-name="T31"><text:tab/><text:tab/><text:tab/></text:span><text:span text:style-name="T19">}</text:span></text:p>
      <text:p text:style-name="P20"><text:span text:style-name="T19"/></text:p>
      <text:p text:style-name="P20"><text:span text:style-name="T19"><text:tab/><text:tab/></text:span><text:span text:style-name="T31"> </text:span><text:span text:style-name="T10">class</text:span><text:span text:style-name="T31"> </text:span><text:span text:style-name="T19">C()</text:span><text:span text:style-name="T31"> </text:span><text:span text:style-name="T19">:</text:span><text:span text:style-name="T31"> </text:span><text:span text:style-name="T19">A(),</text:span><text:span text:style-name="T31"> </text:span><text:span text:style-name="T19">B</text:span><text:span text:style-name="T31"> </text:span><text:span text:style-name="T19">{</text:span><text:span text:style-name="T31"> </text:span><text:span text:style-name="T42">// The compiler requires f() to be overridden:</text:span><text:span text:style-name="T31"> <text:tab/><text:tab/><text:tab/><text:tab/></text:span><text:span text:style-name="T10">override</text:span><text:span text:style-name="T31"> </text:span><text:span text:style-name="T10">fun</text:span><text:span text:style-name="T31"> </text:span><text:span text:style-name="T19">f()</text:span><text:span text:style-name="T31"> </text:span><text:span text:style-name="T19">{</text:span><text:span text:style-name="T31"> </text:span></text:p>
      <text:p text:style-name="P20"><text:span text:style-name="T31"><text:tab/><text:tab/><text:tab/></text:span><text:span text:style-name="T10">super</text:span><text:span text:style-name="T19">&lt;A&gt;.f()</text:span><text:span text:style-name="T31"> </text:span><text:span text:style-name="T42">// call to A.f()</text:span><text:span text:style-name="T31"> </text:span></text:p>
      <text:p text:style-name="P20"><text:span text:style-name="T31"><text:tab/><text:tab/><text:tab/></text:span><text:span text:style-name="T10">super</text:span><text:span text:style-name="T19">&lt;B&gt;.f()</text:span><text:span text:style-name="T31"> </text:span><text:span text:style-name="T42">// call to B.f()</text:span><text:span text:style-name="T31"> </text:span><text:span text:style-name="T19">}</text:span><text:span text:style-name="T31"> </text:span></text:p>
      <text:p text:style-name="P20"><text:span text:style-name="T31"><text:tab/><text:tab/></text:span><text:span text:style-name="T19">}</text:span></text:p>
      <text:p text:style-name="P11"><text:span text:style-name="T28"/></text:p>
      <text:p text:style-name="P21"><text:span text:style-name="T25">Abstract Classes</text:span></text:p>
      <text:p text:style-name="P11"><text:span text:style-name="T28"/></text:p>
      <text:p text:style-name="P22"><text:span text:style-name="T28"><text:tab/><text:tab/></text:span><text:span text:style-name="T8">open</text:span><text:span text:style-name="T28"> </text:span><text:span text:style-name="T8">class</text:span><text:span text:style-name="T28"> </text:span><text:span text:style-name="T17">Base</text:span><text:span text:style-name="T28"> </text:span><text:span text:style-name="T17">{</text:span><text:span text:style-name="T28"> </text:span></text:p>
      <text:p text:style-name="P22"><text:span text:style-name="T28"><text:tab/><text:tab/><text:tab/></text:span><text:span text:style-name="T8">open</text:span><text:span text:style-name="T28"> </text:span><text:span text:style-name="T8">fun</text:span><text:span text:style-name="T28"> </text:span><text:span text:style-name="T17">f()</text:span><text:span text:style-name="T28"> </text:span><text:span text:style-name="T17">{}</text:span><text:span text:style-name="T28"> </text:span><text:span text:style-name="T17">}</text:span><text:span text:style-name="T28"> </text:span></text:p>
      <text:p text:style-name="P22"><text:soft-page-break/><text:span text:style-name="T28"><text:tab/><text:tab/></text:span><text:span text:style-name="T8">abstract</text:span><text:span text:style-name="T28"> </text:span><text:span text:style-name="T8">class</text:span><text:span text:style-name="T28"> </text:span><text:span text:style-name="T17">Derived</text:span><text:span text:style-name="T28"> </text:span><text:span text:style-name="T17">:</text:span><text:span text:style-name="T28"> </text:span><text:span text:style-name="T17">Base()</text:span><text:span text:style-name="T28"> </text:span><text:span text:style-name="T17">{</text:span></text:p>
      <text:p text:style-name="P22"><text:span text:style-name="T17"><text:tab/><text:tab/><text:tab/></text:span><text:span text:style-name="T28"> </text:span><text:span text:style-name="T8">override</text:span><text:span text:style-name="T28"> </text:span><text:span text:style-name="T8">abstract</text:span><text:span text:style-name="T28"> </text:span><text:span text:style-name="T8">fun</text:span><text:span text:style-name="T28"> </text:span><text:span text:style-name="T17">f()</text:span><text:span text:style-name="T28"> </text:span><text:span text:style-name="T17">}</text:span></text:p>
      <text:p text:style-name="P11"><text:span text:style-name="T28"/></text:p>
      <text:p text:style-name="P11"><text:span text:style-name="T28"/></text:p>
      <text:p text:style-name="P11"><text:span text:style-name="T28"/></text:p>
      <text:p text:style-name="P11"><text:span text:style-name="T28"/></text:p>
      <text:p text:style-name="P11"><text:span text:style-name="T28"/></text:p>
      <text:p text:style-name="P12"><text:span text:style-name="T2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Consolas, Menlo, Courier, monospace"/>
    <style:font-face style:name="Open Sans" svg:font-family="'Open Sans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17:35:38.061813210</meta:creation-date>
    <dc:date>2017-07-22T18:00:06.035664961</dc:date>
    <meta:editing-duration>PT24M10S</meta:editing-duration>
    <meta:editing-cycles>37</meta:editing-cycles>
    <meta:generator>LibreOffice/4.4.3.2$Linux_X86_64 LibreOffice_project/40m0$Build-2</meta:generator>
    <meta:document-statistic meta:table-count="0" meta:image-count="0" meta:object-count="0" meta:page-count="3" meta:paragraph-count="66" meta:word-count="285" meta:character-count="1840" meta:non-whitespace-character-count="1426"/>
  </office:meta>
</office:document-meta>
</file>